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CDAF28BF6C.jpg"/>
  <manifest:file-entry manifest:media-type="image/jpeg" manifest:full-path="Pictures/10000000000000C8000000CE26347000.jpg"/>
  <manifest:file-entry manifest:media-type="image/jpeg" manifest:full-path="Pictures/10000000000000C8000000D03D14A41D.jpg"/>
  <manifest:file-entry manifest:media-type="image/jpeg" manifest:full-path="Pictures/10000000000000C8000000D1B80A8A59.jpg"/>
  <manifest:file-entry manifest:media-type="image/jpeg" manifest:full-path="Pictures/10000000000000C8000000C9C458C174.jpg"/>
  <manifest:file-entry manifest:media-type="image/jpeg" manifest:full-path="Pictures/10000000000000C8000000CEDD3B8860.jpg"/>
  <manifest:file-entry manifest:media-type="image/jpeg" manifest:full-path="Pictures/10000000000000C8000000DAC45E98FC.jpg"/>
  <manifest:file-entry manifest:media-type="image/jpeg" manifest:full-path="Pictures/100000000000046D0000021BF866ECDB.jpg"/>
  <manifest:file-entry manifest:media-type="image/jpeg" manifest:full-path="Pictures/10000000000000C8000000D0BD212415.jpg"/>
  <manifest:file-entry manifest:media-type="image/jpeg" manifest:full-path="Pictures/100000000000046C00000220F4BA40CC.jpg"/>
  <manifest:file-entry manifest:media-type="image/jpeg" manifest:full-path="Pictures/10000000000000C8000000C8C99704DC.jpg"/>
  <manifest:file-entry manifest:media-type="image/jpeg" manifest:full-path="Pictures/10000000000000C8000000C02601723B.jpg"/>
  <manifest:file-entry manifest:media-type="image/jpeg" manifest:full-path="Pictures/100000000000046D0000028C356C9D49.jpg"/>
  <manifest:file-entry manifest:media-type="image/jpeg" manifest:full-path="Pictures/10000000000000C8000000D4E294B14D.jpg"/>
  <manifest:file-entry manifest:media-type="image/jpeg" manifest:full-path="Pictures/10000000000000C8000000D0AFC6858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marker-start="" svg:stroke-linecap="squar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14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319cm" svg:x="0cm" svg:y="3.863cm">
          <draw:image xlink:href="Pictures/100000000000046D0000021BF866ECDB.jpg" xlink:type="simple" xlink:show="embed" xlink:actuate="onLoad">
            <text:p/>
          </draw:image>
        </draw:frame>
        <draw:frame draw:style-name="gr1" draw:text-style-name="P1" draw:layer="layout" svg:width="4.455cm" svg:height="4.572cm" svg:x="1.345cm" svg:y="6.028cm">
          <draw:image xlink:href="Pictures/10000000000000C8000000C02601723B.jpg" xlink:type="simple" xlink:show="embed" xlink:actuate="onLoad">
            <text:p/>
          </draw:image>
        </draw:frame>
        <draw:frame draw:style-name="gr1" draw:text-style-name="P1" draw:layer="layout" svg:width="4.4cm" svg:height="4.4cm" svg:x="10.4cm" svg:y="6cm">
          <draw:image xlink:href="Pictures/10000000000000C8000000CDAF28BF6C.jpg" xlink:type="simple" xlink:show="embed" xlink:actuate="onLoad">
            <text:p/>
          </draw:image>
        </draw:frame>
        <draw:frame draw:style-name="gr2" draw:text-style-name="P1" draw:layer="layout" svg:width="4.255cm" svg:height="4.337cm" svg:x="19.745cm" svg:y="6.063cm">
          <draw:image xlink:href="Pictures/10000000000000C8000000D03D14A41D.jpg" xlink:type="simple" xlink:show="embed" xlink:actuate="onLoad">
            <text:p/>
          </draw:image>
        </draw:frame>
        <draw:frame draw:style-name="gr1" draw:text-style-name="P1" draw:layer="layout" svg:width="4.455cm" svg:height="4.8cm" svg:x="1.345cm" svg:y="12cm">
          <draw:image xlink:href="Pictures/10000000000000C8000000CE26347000.jpg" xlink:type="simple" xlink:show="embed" xlink:actuate="onLoad">
            <text:p/>
          </draw:image>
        </draw:frame>
        <draw:frame draw:style-name="gr1" draw:text-style-name="P1" draw:layer="layout" svg:width="4.6cm" svg:height="4.6cm" svg:x="10.4cm" svg:y="12cm">
          <draw:image xlink:href="Pictures/10000000000000C8000000DAC45E98FC.jpg" xlink:type="simple" xlink:show="embed" xlink:actuate="onLoad">
            <text:p/>
          </draw:image>
        </draw:frame>
        <draw:frame draw:style-name="gr1" draw:text-style-name="P1" draw:layer="layout" svg:width="3.6cm" svg:height="3.4cm" svg:x="20cm" svg:y="11.8cm">
          <draw:image xlink:href="Pictures/10000000000000C8000000D4E294B14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3.454cm" svg:x="0cm" svg:y="3.8cm">
          <draw:image xlink:href="Pictures/100000000000046C00000220F4BA40CC.jpg" xlink:type="simple" xlink:show="embed" xlink:actuate="onLoad">
            <text:p/>
          </draw:image>
        </draw:frame>
        <draw:frame draw:style-name="gr1" draw:text-style-name="P1" draw:layer="layout" svg:width="4.455cm" svg:height="4.455cm" svg:x="1.345cm" svg:y="6.145cm">
          <draw:image xlink:href="Pictures/10000000000000C8000000C8C99704DC.jpg" xlink:type="simple" xlink:show="embed" xlink:actuate="onLoad">
            <text:p/>
          </draw:image>
        </draw:frame>
        <draw:frame draw:style-name="gr1" draw:text-style-name="P1" draw:layer="layout" svg:width="4.655cm" svg:height="4.666cm" svg:x="10.345cm" svg:y="6.134cm">
          <draw:image xlink:href="Pictures/10000000000000C8000000CEDD3B8860.jpg" xlink:type="simple" xlink:show="embed" xlink:actuate="onLoad">
            <text:p/>
          </draw:image>
        </draw:frame>
        <draw:frame draw:style-name="gr1" draw:text-style-name="P1" draw:layer="layout" svg:width="4.6cm" svg:height="4.8cm" svg:x="19.6cm" svg:y="6cm">
          <draw:image xlink:href="Pictures/10000000000000C8000000D0BD212415.jpg" xlink:type="simple" xlink:show="embed" xlink:actuate="onLoad">
            <text:p/>
          </draw:image>
        </draw:frame>
        <draw:frame draw:style-name="gr1" draw:text-style-name="P1" draw:layer="layout" svg:width="4.6cm" svg:height="4.737cm" svg:x="1.4cm" svg:y="12.063cm">
          <draw:image xlink:href="Pictures/10000000000000C8000000D0AFC68587.jpg" xlink:type="simple" xlink:show="embed" xlink:actuate="onLoad">
            <text:p/>
          </draw:image>
        </draw:frame>
        <draw:frame draw:style-name="gr1" draw:text-style-name="P1" draw:layer="layout" svg:width="4.6cm" svg:height="4.6cm" svg:x="10.4cm" svg:y="12.2cm">
          <draw:image xlink:href="Pictures/10000000000000C8000000C9C458C174.jpg" xlink:type="simple" xlink:show="embed" xlink:actuate="onLoad">
            <text:p/>
          </draw:image>
        </draw:frame>
        <draw:frame draw:style-name="gr1" draw:text-style-name="P1" draw:layer="layout" svg:width="4.455cm" svg:height="4.6cm" svg:x="19.545cm" svg:y="12cm">
          <draw:image xlink:href="Pictures/10000000000000C8000000D1B80A8A59.jpg" xlink:type="simple" xlink:show="embed" xlink:actuate="onLoad">
            <text:p/>
          </draw:image>
        </draw:frame>
        <draw:frame draw:style-name="gr4" draw:text-style-name="P2" draw:layer="layout" svg:width="2.648cm" svg:height="0.983cm" svg:x="24.152cm" svg:y="12.6cm">
          <draw:text-box>
            <text:p><text:span text:style-name="T1">Scat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16.112cm" svg:x="0.001cm" svg:y="2.6cm">
          <draw:image xlink:href="Pictures/100000000000046D0000028C356C9D4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Rohner</meta:initial-creator>
    <meta:creation-date>2019-01-03T15:59:41.59</meta:creation-date>
    <meta:editing-duration>PT21M55S</meta:editing-duration>
    <meta:editing-cycles>6</meta:editing-cycles>
    <dc:date>2019-01-03T16:21:17.40</dc:date>
    <dc:creator>Markus Rohner</dc:creator>
    <meta:generator>OpenOffice/4.1.5$Win32 OpenOffice.org_project/415m1$Build-9789</meta:generator>
    <meta:printed-by>Markus Rohner</meta:printed-by>
    <meta:print-date>2019-01-03T16:15:09.52</meta:print-date>
    <meta:document-statistic meta:object-count="43"/>
  </office:meta>
</office:document-meta>
</file>